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  <style:font-face style:name="Symbol" svg:font-family="Symbol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ystem" style:font-pitch="variable"/>
    <style:font-face style:name="細明體" svg:font-family="細明體" style:font-family-generic="system" style:font-pitch="variable"/>
  </office:font-face-decls>
  <office:automatic-styles>
    <style:style style:name="P1" style:family="paragraph" style:parent-style-name="書狀_5f_標題">
      <style:paragraph-properties fo:margin-left="0cm" fo:text-indent="0cm" style:auto-text-indent="false" style:punctuation-wrap="simple"/>
    </style:style>
    <style:style style:name="P2" style:family="paragraph" style:parent-style-name="書狀_5f_狀首日期">
      <style:paragraph-properties fo:margin-left="0cm" fo:text-align="right" style:justify-single-word="false" fo:text-indent="0cm" style:auto-text-indent="false" style:punctuation-wrap="simple"/>
    </style:style>
    <style:style style:name="P3" style:family="paragraph" style:parent-style-name="書狀_5f_預設">
      <style:paragraph-properties fo:margin-left="0cm" fo:text-indent="0cm" style:auto-text-indent="false" style:punctuation-wrap="simple"/>
    </style:style>
    <style:style style:name="P4" style:family="paragraph" style:parent-style-name="書狀_5f_狀首當事人">
      <style:paragraph-properties style:punctuation-wrap="simple"/>
    </style:style>
    <style:style style:name="P5" style:family="paragraph" style:parent-style-name="書狀_5f_預設">
      <style:paragraph-properties fo:keep-with-next="auto" style:punctuation-wrap="simple"/>
    </style:style>
    <style:style style:name="P6" style:family="paragraph" style:parent-style-name="通用_5f_層級1">
      <style:paragraph-properties fo:keep-with-next="auto" style:punctuation-wrap="simple"/>
    </style:style>
    <style:style style:name="P7" style:family="paragraph" style:parent-style-name="書狀_5f_預設">
      <style:paragraph-properties fo:keep-with-next="always" style:punctuation-wrap="simple"/>
    </style:style>
    <style:style style:name="P8" style:family="paragraph" style:parent-style-name="通用_5f_層級1">
      <style:paragraph-properties fo:keep-with-next="always" style:punctuation-wrap="simple"/>
    </style:style>
    <style:style style:name="P9" style:family="paragraph" style:parent-style-name="通用_5f_層級2">
      <style:paragraph-properties style:punctuation-wrap="simple"/>
    </style:style>
    <style:style style:name="P10" style:family="paragraph" style:parent-style-name="通用_5f_層級1">
      <style:paragraph-properties fo:keep-with-next="always" style:punctuation-wrap="simple"/>
    </style:style>
    <style:style style:name="P11" style:family="paragraph" style:parent-style-name="通用_5f_層級2">
      <style:paragraph-properties style:punctuation-wrap="simple"/>
    </style:style>
    <style:style style:name="P12" style:family="paragraph" style:parent-style-name="通用_5f_層級1">
      <style:paragraph-properties fo:keep-with-next="always" style:punctuation-wrap="simple"/>
    </style:style>
    <style:style style:name="P13" style:family="paragraph" style:parent-style-name="書狀_5f_預設">
      <style:paragraph-properties fo:margin-left="1cm" style:punctuation-wrap="simple"/>
    </style:style>
    <style:style style:name="P14" style:family="paragraph" style:parent-style-name="Standard">
      <style:paragraph-properties fo:keep-with-next="always" style:punctuation-wrap="simple"/>
    </style:style>
    <style:style style:name="P15" style:family="paragraph" style:parent-style-name="書狀_5f_預設">
      <style:paragraph-properties fo:margin-left="0cm" fo:keep-with-next="always" style:punctuation-wrap="simple"/>
    </style:style>
    <style:style style:name="P16" style:family="paragraph" style:parent-style-name="書狀_5f_證據編號">
      <style:paragraph-properties style:punctuation-wrap="simple"/>
    </style:style>
    <style:style style:name="P17" style:family="paragraph" style:parent-style-name="書狀_5f_預設">
      <style:paragraph-properties style:punctuation-wrap="simple"/>
    </style:style>
    <style:style style:name="P18" style:family="paragraph" style:parent-style-name="書狀_5f_謹狀">
      <style:paragraph-properties fo:keep-together="always" fo:keep-with-next="always" style:punctuation-wrap="simple"/>
    </style:style>
    <style:style style:name="P19" style:family="paragraph" style:parent-style-name="書狀_5f_預設">
      <style:paragraph-properties fo:keep-together="always" fo:keep-with-next="always" style:punctuation-wrap="simple"/>
    </style:style>
    <style:style style:name="P20" style:family="paragraph" style:parent-style-name="書狀_5f_狀尾日期">
      <style:paragraph-properties fo:keep-together="always" fo:keep-with-next="always" style:punctuation-wrap="simple"/>
    </style:style>
    <style:style style:name="P21" style:family="paragraph" style:parent-style-name="書狀_5f_簽章">
      <style:paragraph-properties fo:keep-together="always" fo:keep-with-next="always" style:punctuation-wrap="simple"/>
    </style:style>
    <style:style style:name="T1" style:family="text">
      <style:text-properties fo:font-size="12pt" style:font-size-asian="12pt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民事起訴狀</text:h>
      <text:p text:style-name="P2"><text:span text:style-name="T1">115年5月20日</text:span></text:p>
      <text:p text:style-name="P3">訴訟標的價額：新臺幣500,000元（應繳裁判費[金額待核]元）</text:p>
      <text:p text:style-name="P4">原告<text:tab/>王大明<text:tab/>住台北市中正區重慶南路一段122號</text:p>
      <text:p text:style-name="P4"><text:tab/><text:tab/>電話：0912-345-678</text:p>
      <text:p text:style-name="P4">被告<text:tab/>李小華<text:tab/>設新北市板橋區中山路一段161號</text:p>
      <text:p text:style-name="P3">為就清償借款事件，依法起訴事：</text:p>
      <text:p text:style-name="P5"><text:span text:style-name="T2">　　訴之聲明</text:span></text:p>
      <text:list xml:id="list3616062299" text:style-name="WWNum5">
        <text:list-item text:start-value="1">
          <text:p text:style-name="P6">被告應給付原告新臺幣500,000元，及自民國113年1月1日起至清償日止，按週年利率百分之五計算之利息。</text:p>
        </text:list-item>
        <text:list-item>
          <text:p text:style-name="P6">訴訟費用由被告負擔。</text:p>
        </text:list-item>
        <text:list-item>
          <text:p text:style-name="P6">原告願供擔保，請准宣告假執行。</text:p>
        </text:list-item>
      </text:list>
      <text:p text:style-name="P7"><text:span text:style-name="T2">　　事實與理由</text:span></text:p>
      <text:list xml:id="list154239764282836" text:continue-list="list3616062299" text:style-name="WWNum6">
        <text:list-item text:start-value="1">
          <text:h text:style-name="P8" text:outline-level="1" text:restart-numbering="true" text:start-value="1"><text:span text:style-name="T2">兩造間確實存在消費借貸契約關係</text:span></text:h>
          <text:list text:style-name="WWNum7">
            <text:list-item text:start-value="1">
              <text:p text:style-name="P9">按「稱消費借貸者，謂當事人一方移轉金錢或其他代替物之所有權於他方，而約定他方以種類、品質、數量相同之物返還之契約。」、「借用人應於約定期限內，返還與借用物種類、品質、數量相同之物，未定返還期限者，借用人得隨時返還，貸與人亦得定一個月以上之相當期限，催告其返還。」民法第474條第1項、第478條分別定有明文。</text:p>
            </text:list-item>
            <text:list-item>
              <text:p text:style-name="P9">查原告於民國（下同）111年12月31日借款新臺幣（下同）500,000元予被告，雙方簽有借據（甲證1）為憑，約定被告應於112年12月31日清償，並約定利息以年息百分之五計算。此有被告親筆簽名之借據可稽，雙方消費借貸契約關係確實存在。</text:p>
            </text:list-item>
          </text:list>
        </text:list-item>
        <text:list-item text:style-override="WWNum7">
          <text:h text:style-name="P10" text:outline-level="1"><text:span text:style-name="T2">被告未依約清償，原告得請求返還借款本金及遲延利息</text:span></text:h>
          <text:list text:style-name="WWNum8">
            <text:list-item text:start-value="1">
              <text:p text:style-name="P11">次按「遲延之債務，以支付金錢為標的者，債權人得請求依法定利率計算之遲延利息。但約定利率較高者，仍從其約定利率。」民法第233條第1項亦有明文。</text:p>
            </text:list-item>
            <text:list-item>
              <text:p text:style-name="P11">詎料，上開借款清償期屆至後，被告竟屢經催討均置之不理，迄今仍未返還分文。被告既未依約於清償期還款，依法即負有遲延責任。</text:p>
            </text:list-item>
            <text:list-item>
              <text:p text:style-name="P11">原告自得依據兩造間之消費借貸契約，請求被告給付500,000元本金，以及自清償期滿翌日（即113年1月1日）起至清償日止，按約定年息百分之五計算之遲延利息。</text:p>
            </text:list-item>
          </text:list>
        </text:list-item>
        <text:list-item text:style-override="WWNum8">
          <text:h text:style-name="P12" text:outline-level="1">結論</text:h>
        </text:list-item>
      </text:list>
      <text:p text:style-name="P13">綜上所述，被告拒不返還借款，已嚴重損害原告之合法權益。為保權益，原告爰依民法消費借貸之法律關係，狀請 鈞院鑒核，賜判如訴之聲明，以維權益，實感德便。</text:p>
      <text:p text:style-name="P14"/>
      <text:p text:style-name="P15">證據或文件清單：</text:p>
      <text:p text:style-name="P16">甲證1：借據影本乙份</text:p>
      <text:p text:style-name="P17"/>
      <text:p text:style-name="P18">謹狀</text:p>
      <text:p text:style-name="P19">臺灣新北地方法院民事庭　公鑒</text:p>
      <text:p text:style-name="P20">民國113年5月20日</text:p>
      <text:p text:style-name="P21">具狀人：王大明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  <style:font-face style:name="Symbol" svg:font-family="Symbol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ystem" style:font-pitch="variable"/>
    <style:font-face style:name="細明體" svg:font-family="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simple" style:line-break="strict" style:tab-stop-distance="1.134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left" style:justify-single-word="false" fo:orphans="2" fo:widows="2" fo:hyphenation-ladder-count="no-limit" fo:hyphenation-keep="page" loext:hyphenation-keep-type="column" loext:hyphenation-keep-line="false" style:writing-mode="lr-tb"/>
      <style:text-properties style:font-name-asian="Noto Serif TC" style:font-family-asian="'Noto Serif TC'" style:font-family-generic-asian="system" style:font-pitch-asian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TC" style:font-family-asian="'Noto Sans T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punctuation-wrap="simpl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 style:punctuation-wrap="simple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 style:punctuation-wrap="simple"/>
    </style:style>
    <style:style style:name="標題1" style:family="paragraph" style:parent-style-name="Standard" style:next-style-name="Text_20_body">
      <style:paragraph-properties fo:margin-top="0.423cm" fo:margin-bottom="0.212cm" style:contextual-spacing="false" fo:keep-with-next="always" style:punctuation-wrap="simple"/>
      <style:text-properties style:font-name="Liberation Sans" fo:font-family="'Liberation Sans'" style:font-family-generic="swiss" style:font-pitch="variable" fo:font-size="14pt" style:font-name-asian="Noto Sans TC" style:font-family-asian="'Noto Sans TC'" style:font-family-generic-asian="system" style:font-pitch-asian="variable" style:font-size-asian="14pt" style:font-size-complex="14pt"/>
    </style:style>
    <style:style style:name="索引" style:family="paragraph" style:parent-style-name="Standard">
      <style:paragraph-properties text:number-lines="false" text:line-number="0" style:punctuation-wrap="simpl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 style:punctuation-wrap="simple"/>
      <style:text-properties style:font-name="Liberation Sans" fo:font-family="'Liberation Sans'" style:font-family-generic="swiss" style:font-pitch="variable" fo:font-size="14pt" style:font-name-asian="Noto Sans TC" style:font-family-asian="'Noto Sans TC'" style:font-family-generic-asian="system" style:font-pitch-asian="variable" style:font-size-asian="14pt" style:font-size-complex="14pt"/>
    </style:style>
    <style:style style:name="通用多層清單" style:family="paragraph" style:default-outline-level="1" style:list-style-name="WWNum1" style:list-level="5">
      <style:paragraph-properties fo:margin-top="0cm" fo:margin-bottom="0cm" style:contextual-spacing="false" fo:line-height="0.917cm" fo:text-align="justify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style:font-name="標楷體" fo:font-family="標楷體" style:font-family-generic="roman" style:font-pitch="variable" fo:font-size="14pt" style:font-name-asian="標楷體1" style:font-family-asian="標楷體" style:font-family-generic-asian="system" style:font-pitch-asian="variable" style:font-size-asian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書狀_5f_預設" style:display-name="書狀_預設" style:family="paragraph">
      <style:paragraph-properties fo:margin-top="0cm" fo:margin-bottom="0cm" style:contextual-spacing="false" fo:line-height="0.917cm" fo:text-align="justify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style:font-name="標楷體" fo:font-family="標楷體" style:font-family-generic="roman" style:font-pitch="variable" fo:font-size="14pt" style:font-name-asian="標楷體1" style:font-family-asian="標楷體" style:font-family-generic-asian="system" style:font-pitch-asian="variable" style:font-size-asian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通用_5f_層級1" style:display-name="通用_層級1" style:family="paragraph" style:parent-style-name="通用多層清單">
      <style:paragraph-properties style:punctuation-wrap="simple"/>
    </style:style>
    <style:style style:name="通用_5f_層級2" style:display-name="通用_層級2" style:family="paragraph" style:parent-style-name="通用多層清單" style:default-outline-level="">
      <style:paragraph-properties style:punctuation-wrap="simple"/>
    </style:style>
    <style:style style:name="通用_5f_層級3" style:display-name="通用_層級3" style:family="paragraph" style:parent-style-name="通用多層清單" style:default-outline-level="">
      <style:paragraph-properties style:punctuation-wrap="simple"/>
      <style:text-properties style:font-size-complex="14pt"/>
    </style:style>
    <style:style style:name="書狀_5f_標題" style:display-name="書狀_標題" style:family="paragraph" style:parent-style-name="書狀_5f_預設" style:next-style-name="書狀_5f_狀首日期" style:default-outline-level="1" style:list-style-name="">
      <style:paragraph-properties fo:line-height="100%" style:punctuation-wrap="simple"/>
      <style:text-properties fo:font-size="20pt" style:font-size-asian="20pt"/>
    </style:style>
    <style:style style:name="書狀_5f_狀首日期" style:display-name="書狀_狀首日期" style:family="paragraph" style:parent-style-name="書狀_5f_預設" style:next-style-name="書狀_5f_預設">
      <style:paragraph-properties fo:line-height="100%" fo:text-align="right" style:justify-single-word="false" style:punctuation-wrap="simple"/>
      <style:text-properties fo:font-size="12pt" style:font-size-asian="12pt"/>
    </style:style>
    <style:style style:name="書狀_5f_清單" style:display-name="書狀_清單" style:family="paragraph" style:parent-style-name="書狀_5f_預設" style:list-style-name="WWNum2" style:list-level="4">
      <style:paragraph-properties style:punctuation-wrap="simple"/>
    </style:style>
    <style:style style:name="書狀_5f_簽章" style:display-name="書狀_簽章" style:family="paragraph" style:parent-style-name="書狀_5f_預設">
      <style:paragraph-properties fo:margin-left="6.001cm" style:punctuation-wrap="simple"/>
    </style:style>
    <style:style style:name="書狀_5f_證據編號" style:display-name="書狀_證據編號" style:family="paragraph" style:parent-style-name="書狀_5f_預設">
      <style:paragraph-properties fo:margin-left="1.852cm" fo:text-indent="-1.852cm" style:auto-text-indent="false" style:punctuation-wrap="simple"/>
    </style:style>
    <style:style style:name="書狀_5f_謹狀" style:display-name="書狀_謹狀" style:family="paragraph" style:parent-style-name="書狀_5f_預設">
      <style:paragraph-properties fo:margin-left="1cm" style:punctuation-wrap="simple"/>
      <style:text-properties fo:letter-spacing="0.988cm"/>
    </style:style>
    <style:style style:name="Header_20_and_20_Footer" style:display-name="Header and Footer" style:family="paragraph" style:parent-style-name="Standard" style:class="extra">
      <style:paragraph-properties text:number-lines="false" text:line-number="0" style:punctuation-wrap="simple"/>
    </style:style>
    <style:style style:name="頁首與頁尾" style:family="paragraph" style:parent-style-name="Standard"/>
    <style:style style:name="Footer" style:family="paragraph" style:parent-style-name="Header_20_and_20_Footer" style:class="extra">
      <style:paragraph-properties fo:text-align="center" style:justify-single-word="false" style:punctuation-wrap="simple"/>
    </style:style>
    <style:style style:name="書狀_5f_證據編號10" style:display-name="書狀_證據編號10" style:family="paragraph" style:parent-style-name="書狀_5f_證據編號">
      <style:paragraph-properties fo:margin-left="2.074cm" fo:text-indent="-2.074cm" style:auto-text-indent="false" style:punctuation-wrap="simple"/>
    </style:style>
    <style:style style:name="書狀_5f_被上證據編號" style:display-name="書狀_被上證據編號" style:family="paragraph" style:parent-style-name="書狀_5f_證據編號">
      <style:paragraph-properties fo:margin-left="2.334cm" fo:text-indent="-2.334cm" style:auto-text-indent="false" style:punctuation-wrap="simple"/>
    </style:style>
    <style:style style:name="書狀_5f_被上證據編號10" style:display-name="書狀_被上證據編號10" style:family="paragraph" style:parent-style-name="書狀_5f_證據編號">
      <style:paragraph-properties fo:margin-left="2.593cm" fo:text-indent="-2.593cm" style:auto-text-indent="false" style:punctuation-wrap="simple"/>
    </style:style>
    <style:style style:name="通用_5f_層級4" style:display-name="通用_層級4" style:family="paragraph" style:parent-style-name="通用多層清單" style:default-outline-level="">
      <style:paragraph-properties style:punctuation-wrap="simple"/>
    </style:style>
    <style:style style:name="Header" style:family="paragraph" style:parent-style-name="Header_20_and_20_Footer" style:class="extra">
      <style:paragraph-properties style:punctuation-wrap="simpl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書狀_5f_狀首當事人" style:display-name="書狀_狀首當事人" style:family="paragraph" style:parent-style-name="書狀_5f_預設">
      <style:paragraph-properties fo:text-align="left" style:justify-single-word="false" style:punctuation-wrap="simple">
        <style:tab-stops>
          <style:tab-stop style:position="3cm"/>
          <style:tab-stop style:position="6.001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 style:punctuation-wrap="simple"/>
    </style:style>
    <style:style style:name="已先格式設定文字" style:family="paragraph" style:parent-style-name="Standard">
      <style:text-properties style:font-name="Liberation Mono" fo:font-family="'Liberation Mono'" style:font-family-generic="roman" style:font-pitch="variable" fo:font-size="10pt" style:font-name-asian="細明體" style:font-family-asian="細明體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書狀_5f_狀尾日期" style:display-name="書狀_狀尾日期" style:family="paragraph" style:parent-style-name="書狀_5f_預設" style:next-style-name="書狀_5f_預設">
      <style:paragraph-properties fo:text-align="justify" fo:text-align-last="justify" style:justify-single-word="false" style:punctuation-wrap="simp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 style:punctuation-wrap="simple"/>
    </style:style>
    <style:style style:name="Default_20_Paragraph_20_Font" style:display-name="Default Paragraph Font" style:family="text"/>
    <style:style style:name="編號字元" style:family="text"/>
    <style:style style:name="Line_20_numbering" style:display-name="Line numbering" style:family="text">
      <style:text-properties fo:color="#999999" loext:opacity="100%" fo:font-size="10pt" style:font-name-asian="標楷體1" style:font-family-asian="標楷體" style:font-family-generic-asian="system" style:font-pitch-asian="variable" style:font-size-asian="10pt"/>
    </style:style>
    <style:style style:name="Page_20_Number" style:display-name="Page Number" style:family="text">
      <style:text-properties style:font-name-asian="標楷體1" style:font-family-asian="標楷體" style:font-family-generic-asian="system" style:font-pitch-asian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無清單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通用_5f_多層次編號" style:display-name="通用_多層次編號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項目符號_20__2022_" style:display-name="項目符號 •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、" style:num-suffix="、" style:num-format="一, 二, 三, ...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ListLabel_20_2" loext:num-list-format="(%2%)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</text:list-level-style-number>
      <text:list-level-style-number text:level="5" text:style-name="ListLabel_20_5" loext:num-list-format="%5%、" style:num-suffix="、" style:num-format="甲, 乙, 丙, ...">
        <style:list-level-properties text:list-level-position-and-space-mode="label-alignment">
          <style:list-level-label-alignment text:label-followed-by="listtab" text:list-tab-stop-position="2.499cm" fo:text-indent="-1.05cm" fo:margin-left="2.499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、" style:num-suffix="、" style:num-format="一, 二, 三, ...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ListLabel_20_38" loext:num-list-format="(%2%)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ListLabel_20_40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</text:list-level-style-number>
      <text:list-level-style-number text:level="5" text:style-name="ListLabel_20_41" loext:num-list-format="%5%、" style:num-suffix="、" style:num-format="甲, 乙, 丙, ...">
        <style:list-level-properties text:list-level-position-and-space-mode="label-alignment">
          <style:list-level-label-alignment text:label-followed-by="listtab" text:list-tab-stop-position="2.499cm" fo:text-indent="-1.05cm" fo:margin-left="2.499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、" style:num-suffix="、" style:num-format="一, 二, 三, ...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ListLabel_20_47" loext:num-list-format="(%2%)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ListLabel_20_49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</text:list-level-style-number>
      <text:list-level-style-number text:level="5" text:style-name="ListLabel_20_50" loext:num-list-format="%5%、" style:num-suffix="、" style:num-format="甲, 乙, 丙, ...">
        <style:list-level-properties text:list-level-position-and-space-mode="label-alignment">
          <style:list-level-label-alignment text:label-followed-by="listtab" text:list-tab-stop-position="2.499cm" fo:text-indent="-1.05cm" fo:margin-left="2.499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、" style:num-suffix="、" style:num-format="一, 二, 三, ...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ListLabel_20_56" loext:num-list-format="(%2%)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ListLabel_20_58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</text:list-level-style-number>
      <text:list-level-style-number text:level="5" text:style-name="ListLabel_20_59" loext:num-list-format="%5%、" style:num-suffix="、" style:num-format="甲, 乙, 丙, ...">
        <style:list-level-properties text:list-level-position-and-space-mode="label-alignment">
          <style:list-level-label-alignment text:label-followed-by="listtab" text:list-tab-stop-position="2.499cm" fo:text-indent="-1.05cm" fo:margin-left="2.499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、" style:num-suffix="、" style:num-format="一, 二, 三, ...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ListLabel_20_65" loext:num-list-format="(%2%)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ListLabel_20_67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</text:list-level-style-number>
      <text:list-level-style-number text:level="5" text:style-name="ListLabel_20_68" loext:num-list-format="%5%、" style:num-suffix="、" style:num-format="甲, 乙, 丙, ...">
        <style:list-level-properties text:list-level-position-and-space-mode="label-alignment">
          <style:list-level-label-alignment text:label-followed-by="listtab" text:list-tab-stop-position="2.499cm" fo:text-indent="-1.05cm" fo:margin-left="2.499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true" text:offset="1cm" style:num-format="1" text:count-empty-lines="true" text:count-in-floating-frames="false" text:restart-on-page="true" text:number-position="outside" text:increment="1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清浩 張</dc:creator>
    <meta:editing-cycles>56</meta:editing-cycles>
    <meta:creation-date>2026-03-01T00:41:00</meta:creation-date>
    <dc:date>2026-04-25T06:02:00</dc:date>
    <dc:language>zh-TW</dc:language>
    <meta:editing-duration>PT7H33M</meta:editing-duration>
    <meta:generator>LibreOffice/26.2.0.3$Windows_X86_64 LibreOffice_project/620$Build-3</meta:generator>
    <meta:document-statistic meta:table-count="0" meta:image-count="0" meta:object-count="0" meta:page-count="1" meta:paragraph-count="29" meta:word-count="817" meta:character-count="892" meta:non-whitespace-character-count="880"/>
    <meta:user-defined meta:name="AppVersion">16.0000</meta:user-defined>
    <meta:template xlink:type="simple" xlink:actuate="onRequest" xlink:title="Normal.dotm" xlink:href=""/>
  </office:meta>
</office:document-meta>
</file>